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text:p>
      <text:p text:style-name="P1"/>
      <text:p text:style-name="P2">Juego de terror rollo MADiSON</text:p>
      <text:p text:style-name="P2"/>
      <text:p text:style-name="P1">Ejercicio 2.</text:p>
      <text:p text:style-name="P1">Ejercicio 3.</text:p>
      <text:p text:style-name="P1"/>
      <text:p text:style-name="P2">Tanto diseño de mecánicas como diseño de niveles. Diseño de mecanicas porque es la parte encargada de la forma en la que el jugador va a interactuar con el juego y diseño de niveles porque es una parte mas creativa del mismo.</text:p>
      <text:p text:style-name="P1"/>
      <text:p text:style-name="P1">Ejercicio 4.</text:p>
      <text:p text:style-name="P1"/>
      <text:p text:style-name="P2">Son eventos competitivos multijugador, que pueden ser jugados tanto de manera presencial como online. Los eSports son, en la actualidad, eventos seguidos por millones de personas, como cualquier otro evento deportivo, por lo tanto, en cuanto al mundo de los videojuegos, dan a conocer diferentes tipos de juegos, lo que hace que las compañias se interesen mas y proporcionen mas recursos para desarrollo de este tipo de juegos.</text:p>
      <text:p text:style-name="P1"/>
      <text:p text:style-name="P1">Ejercicio 5.<text:line-break/></text:p>
      <text:p text:style-name="P2">Un publisher es el encargado de el estudio de mercado del videojuego, entonces, abarcan todos los pasos criticos, en cuanto a recursos, de un videojuego, por lo tanto, saben si el juego tendria cabida en el mercado, si tendria una audiencia objetivo ...</text:p>
      <text:p text:style-name="P2"/>
      <text:p text:style-name="P2">El publisher recupera lo invertido una vez el juego este generando ingresos.</text:p>
      <text:p text:style-name="P1"/>
      <text:p text:style-name="P1">Ejercicio 6.</text:p>
      <text:p text:style-name="P1"/>
      <text:p text:style-name="P2">Se pueden especializar en: Arte y Animación, Comunicación, QA, Dirección, Global, Guión, Música, Producción y Gestión, Programación y Sonido.</text:p>
      <text:p text:style-name="P2"/>
      <text:p text:style-name="P2">Podemos consultar su perfil de desarrollador, su perfil en la industria, un contenidoy otras inform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8M</meta:editing-duration>
    <meta:editing-cycles>3</meta:editing-cycles>
    <meta:generator>OpenOffice/4.1.13$Win32 OpenOffice.org_project/4113m1$Build-9810</meta:generator>
    <dc:date>2022-11-02T19:33:28.24</dc:date>
    <meta:document-statistic meta:table-count="0" meta:image-count="0" meta:object-count="0" meta:page-count="1" meta:paragraph-count="13" meta:word-count="216" meta:character-count="1331"/>
    <meta:user-defined meta:name="Info 1"/>
    <meta:user-defined meta:name="Info 2"/>
    <meta:user-defined meta:name="Info 3"/>
    <meta:user-defined meta:name="Info 4"/>
  </office:meta>
</office:document-meta>
</file>